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11da6f"/>
    </style:style>
    <style:style style:name="P2" style:family="paragraph" style:parent-style-name="Standard">
      <style:text-properties officeooo:paragraph-rsid="0012eb3d"/>
    </style:style>
    <style:style style:name="T1" style:family="text">
      <style:text-properties officeooo:rsid="0011da6f"/>
    </style:style>
    <style:style style:name="T2" style:family="text">
      <style:text-properties officeooo:rsid="0012eb3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2">Maria Cristina Navarrete</text:span></text:p>
      <text:p text:style-name="P2"><text:span text:style-name="T2">Juan David Estupinan</text:span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>Informe Tarea 6 Física Computacional.</text:span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>1. El primer punto, el de condiciones iniciales, usa como componente principal la función rand48() que genera números aleatorios entre 0 y 1 y a partir de ese se calcula el otro confiando a la orbita.</text:span></text:p>
      <text:p text:style-name="P1"><text:span text:style-name="T1">Para calcular la velocidad se usa la fuerza entre partículas con aceleración centrípeta.</text:span></text:p>
      <text:p text:style-name="P1"><text:span text:style-name="T1">Se realizo la conversión de la constante de gravitación a KP, masas solares y a;os el valor que se obtuvo dio del orden de a la -24.</text:span></text:p>
      <text:p text:style-name="P1"><text:span text:style-name="T1"/></text:p>
      <text:p text:style-name="P1"><text:span text:style-name="T1">2. <text:s/>Para la evolución de la partícula se creo una función evolve que usaba unas condiciones iniciales y retornaba unas finales y evolucionaba durante 1000 millones de a;os.</text:span></text:p>
      <text:p text:style-name="P1"><text:span text:style-name="T1">Entonces fueron 5 funciones evolve que retornaban las condiciones a 1000, 2000, 3000, 4000, y 5000 millones a;os </text:span></text:p>
      <text:p text:style-name="P1"><text:span text:style-name="T1"/></text:p>
      <text:p text:style-name="P1"><text:span text:style-name="T1">3.El programa plots en python toma archivos .dat y genera gráficas en orden de los a;os y 1 por una NO TODAS AL TIEMPO.</text:span></text:p>
      <text:p text:style-name="P1"><text:span text:style-name="T1"/></text:p>
      <text:p text:style-name="P1"><text:span text:style-name="T1">4. Para esta parte se genero otra función de aceleración llamada aceleración2 que evalúa también la presencia de otro centro y la acción de un centro sobre otro. Presentamos problemas en esta parte al evolucionar en el makefile se tienen las condiciones iniciales.</text:span></text:p>
      <text:p text:style-name="P1"><text:span text:style-name="T1"/></text:p>
      <text:p text:style-name="P1"><text:span text:style-name="T1">5.</text:span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07T15:22:35</meta:creation-date>
    <dc:date>2013-11-07T15:39:32</dc:date>
    <meta:editing-duration>PT1M26S</meta:editing-duration>
    <meta:editing-cycles>2</meta:editing-cycles>
    <meta:generator>LibreOffice/3.6$Linux_X86_64 LibreOffice_project/360m1$Build-2</meta:generator>
    <meta:document-statistic meta:table-count="0" meta:image-count="0" meta:object-count="0" meta:page-count="1" meta:paragraph-count="11" meta:word-count="201" meta:character-count="1171" meta:non-whitespace-character-count="979"/>
  </office:meta>
</office:document-meta>
</file>